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dash" draw:stroke-dash="Double_20_Dash" draw:fill="none" draw:textarea-vertical-align="middl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3.8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6.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1cm" fo:min-width="9.44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5.814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01cm" fo:min-width="6.8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951cm" fo:min-width="7.408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6.71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1cm" fo:min-width="4.36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4.36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1cm" fo:min-width="9.444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762cm" fo:min-width="6.227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89cm" fo:min-width="6.023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382cm" fo:min-width="1.59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471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53cm" fo:min-width="5.6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79cm" fo:min-width="1.832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35cm" fo:min-width="6.023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833cm" fo:min-width="4.64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479cm" fo:min-width="6.99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739cm" fo:min-width="5.459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381cm" fo:min-width="2.06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25cm" fo:min-width="2.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28cm" fo:min-width="2.54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382cm" fo:min-width="2.06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488cm" fo:min-width="3.4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11cm"/>
      <style:paragraph-properties style:writing-mode="lr-tb"/>
    </style:style>
    <style:style style:name="gr35" style:family="graphic" style:parent-style-name="objectwithoutfill">
      <style:graphic-properties draw:marker-end="Стили_20_стрелок_20_37" draw:marker-end-width="0.3cm" draw:fill="none" draw:textarea-vertical-align="middl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508cm" fo:min-width="2cm"/>
      <style:paragraph-properties style:writing-mode="lr-tb"/>
    </style:style>
    <style:style style:name="gr38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48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53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54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56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57" draw:marker-end-width="0.3cm" draw:fill="none" draw:textarea-vertical-align="middle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5.814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5cm" fo:min-width="7.5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626cm" fo:min-width="2.2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5cm" fo:min-width="6.001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632cm" fo:min-width="2.658cm"/>
      <style:paragraph-properties style:writing-mode="lr-tb"/>
    </style:style>
    <style:style style:name="gr55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gr56" style:family="graphic" style:parent-style-name="objectwithoutfill">
      <style:graphic-properties draw:marker-end="Стили_20_стрелок_20_5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3" style:family="paragraph"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style:writing-mode="lr-tb"/>
      <style:text-properties fo:font-size="10pt"/>
    </style:style>
    <style:style style:name="P16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17" style:family="paragraph"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fo:font-size="10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3cm" svg:height="1cm" svg:x="9cm" svg:y="11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5cm" svg:height="1cm" svg:x="8cm" svg:y="14.5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5.88cm">
          <text:p text:style-name="P1"><text:span text:style-name="T1">first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xml:id="id7" draw:id="id7" draw:layer="layout" draw:type="line" svg:x1="10.5cm" svg:y1="12cm" svg:x2="10.5cm" svg:y2="14.5cm" draw:start-shape="id1" draw:start-glue-point="6" draw:end-shape="id2" draw:end-glue-point="4" svg:d="M10500 12000v2500" svg:viewBox="0 0 1 2501">
          <text:p/>
        </draw:connector>
        <draw:custom-shape draw:style-name="gr3" draw:text-style-name="P3" xml:id="id4" draw:id="id4" draw:layer="layout" svg:width="8cm" svg:height="1.5cm" svg:x="6.5cm" svg:y="17.78cm">
          <text:p text:style-name="P1"><text:span text:style-name="T1">secon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5" draw:id="id5" draw:layer="layout" svg:width="8cm" svg:height="1.5cm" svg:x="6.5cm" svg:y="19.63cm">
          <text:p text:style-name="P1"><text:span text:style-name="T1">thir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5.5cm" svg:x2="10.5cm" svg:y2="15.88cm" draw:start-shape="id2" draw:start-glue-point="6" draw:end-shape="id3" draw:end-glue-point="0" svg:d="M10500 15500v380" svg:viewBox="0 0 1 381">
          <text:p/>
        </draw:connector>
        <draw:connector draw:style-name="gr5" draw:text-style-name="P5" draw:layer="layout" svg:x1="10.5cm" svg:y1="17.38cm" svg:x2="10.5cm" svg:y2="17.78cm" draw:start-shape="id3" draw:start-glue-point="2" draw:end-shape="id4" draw:end-glue-point="0" svg:d="M10500 17380v400" svg:viewBox="0 0 1 401">
          <text:p/>
        </draw:connector>
        <draw:connector draw:style-name="gr5" draw:text-style-name="P5" draw:layer="layout" svg:x1="10.5cm" svg:y1="19.28cm" svg:x2="10.5cm" svg:y2="19.63cm" draw:start-shape="id4" draw:start-glue-point="2" draw:end-shape="id5" draw:end-glue-point="0" svg:d="M10500 19280v350" svg:viewBox="0 0 1 351">
          <text:p/>
        </draw:connector>
        <draw:connector draw:style-name="gr6" draw:text-style-name="P6" draw:layer="layout" draw:type="line" svg:x1="13.5cm" svg:y1="13.25cm" svg:x2="10.5cm" svg:y2="13.25cm" draw:start-shape="id6" draw:start-glue-point="5" draw:end-shape="id7" draw:end-glue-point="0" svg:d="M13500 13250h-3000" svg:viewBox="0 0 3001 1">
          <text:p/>
        </draw:connector>
        <draw:custom-shape draw:name="Text-Annotation-2" draw:style-name="gr7" draw:text-style-name="P8" xml:id="id6" draw:id="id6" draw:layer="layout" svg:width="0.495cm" svg:height="4.1cm" svg:x="13.5cm" svg:y="11.2cm">
          <text:p text:style-name="P7"><text:span text:style-name="T2">#include &lt;vector&gt;</text:span></text:p>
          <text:p text:style-name="P7"><text:span text:style-name="T2">#include &lt;string&gt;</text:span></text:p>
          <text:p text:style-name="P7"><text:span text:style-name="T2">#include &lt;iomanip&gt;</text:span></text:p>
          <text:p text:style-name="P7"><text:span text:style-name="T2">#include &lt;iostream&gt;</text:span></text:p>
          <text:p text:style-name="P7"><text:span text:style-name="T2"/></text:p>
          <text:p text:style-name="P7"><text:span text:style-name="T2">using namespace std;</text:span></text:p>
          <text:p text:style-name="P7"><text:span text:style-name="T2"/></text:p>
          <text:p text:style-name="P7"><text:span text:style-name="T2">struct MarkovRule</text:span></text:p>
          <text:p text:style-name="P7"><text:span text:style-name="T2">{ bool is_rule_terminal;</text:span></text:p>
          <text:p text:style-name="P7"><text:span text:style-name="T2">string left_side_rule, right_side_rule; }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  <draw:page draw:name="page2" draw:style-name="dp1" draw:master-page-name="Обычный">
        <draw:custom-shape draw:style-name="gr8" draw:text-style-name="P2" xml:id="id8" draw:id="id8" draw:layer="layout" svg:width="6cm" svg:height="1.23cm" svg:x="7.5cm" svg:y="11.15cm">
          <text:p text:style-name="P1"><text:span text:style-name="T1">void</text:span></text:p>
          <text:p text:style-name="P1"><text:span text:style-name="T1">first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9" draw:id="id9" draw:layer="layout" svg:width="12cm" svg:height="2cm" svg:x="4.5cm" svg:y="12.8cm">
          <draw:glue-point draw:id="10" svg:x="-2.857cm" svg:y="5cm"/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*a", true, ""),</text:span></text:p>
          <text:p text:style-name="P9"><text:span text:style-name="T1">MarkovRule("*b", true, ""),</text:span></text:p>
          <text:p text:style-name="P9"><text:span text:style-name="T1">MarkovRule("*", true, ""),</text:span></text:p>
          <text:p text:style-name="P9"><text:span text:style-name="T1"><text:s/></text:span><text:span text:style-name="T1">MarkovRule("", false, "*") };</text:span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8" draw:start-glue-point="6" draw:end-shape="id9" draw:end-glue-point="5" svg:d="M10500 12380v420" svg:viewBox="0 0 1 421">
          <text:p/>
        </draw:connector>
        <draw:custom-shape draw:style-name="gr9" draw:text-style-name="P10" xml:id="id10" draw:id="id10" draw:layer="layout" svg:width="12cm" svg:height="2cm" svg:x="4.5cm" svg:y="15.2cm">
          <draw:glue-point draw:id="10" svg:x="-2.857cm" svg:y="5cm"/>
          <text:p text:style-name="P9"><text:span text:style-name="T1">cout &lt;&lt; "Введите строку для перво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9" draw:start-glue-point="8" draw:end-shape="id10" draw:end-glue-point="5" svg:d="M10500 14800v400" svg:viewBox="0 0 1 401">
          <text:p/>
        </draw:connector>
        <draw:custom-shape draw:style-name="gr10" draw:text-style-name="P1" xml:id="id11" draw:id="id11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10" draw:start-glue-point="8" draw:end-shape="id11" draw:end-glue-point="0" svg:d="M10500 17200v350" svg:viewBox="0 0 1 351">
          <text:p/>
        </draw:connector>
      </draw:page>
      <draw:page draw:name="page3" draw:style-name="dp1" draw:master-page-name="Обычный">
        <draw:custom-shape draw:style-name="gr11" draw:text-style-name="P2" xml:id="id12" draw:id="id12" draw:layer="layout" svg:width="7cm" svg:height="1.23cm" svg:x="7cm" svg:y="11.73cm">
          <text:p text:style-name="P1"><text:span text:style-name="T1">void</text:span></text:p>
          <text:p text:style-name="P1"><text:span text:style-name="T1">secon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13" draw:id="id13" draw:layer="layout" svg:width="12cm" svg:height="1.45cm" svg:x="4.5cm" svg:y="13.38cm">
          <draw:glue-point draw:id="10" svg:x="-2.857cm" svg:y="5cm"/>
          <text:p text:style-name="P9"><text:span text:style-name="T1"/></text:p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c", false, ""),</text:span></text:p>
          <text:p text:style-name="P9"><text:span text:style-name="T1">MarkovRule("bb", true, "ddd") };</text:span></text:p>
          <text:p text:style-name="P9"><text:span text:style-name="T1"/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96cm" svg:x2="10.5cm" svg:y2="13.38cm" draw:start-shape="id12" draw:start-glue-point="6" draw:end-shape="id13" draw:end-glue-point="5" svg:d="M10500 12960v420" svg:viewBox="0 0 1 421">
          <text:p/>
        </draw:connector>
        <draw:custom-shape draw:style-name="gr13" draw:text-style-name="P10" xml:id="id14" draw:id="id14" draw:layer="layout" svg:width="13cm" svg:height="1.2cm" svg:x="4cm" svg:y="15.33cm">
          <draw:glue-point draw:id="10" svg:x="-2.857cm" svg:y="5cm"/>
          <text:p text:style-name="P9"><text:span text:style-name="T1">cout &lt;&lt;</text:span></text:p>
          <text:p text:style-name="P9"><text:span text:style-name="T1">"Введите строку для второго задания (A = {a, b, c, d}): 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3cm" svg:x2="10.5cm" svg:y2="15.33cm" draw:start-shape="id13" draw:start-glue-point="8" draw:end-shape="id14" draw:end-glue-point="5" svg:d="M10500 14830v500" svg:viewBox="0 0 1 501">
          <text:p/>
        </draw:connector>
        <draw:custom-shape draw:style-name="gr10" draw:text-style-name="P1" xml:id="id15" draw:id="id15" draw:layer="layout" svg:width="13cm" svg:height="1cm" svg:x="4cm" svg:y="16.98cm">
          <text:p text:style-name="P1"><text:span text:style-name="T1">normalMarkovAlgorithmTaskInterface(MARKOV_RULES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6.53cm" svg:x2="10.5cm" svg:y2="16.98cm" draw:start-shape="id14" draw:start-glue-point="8" draw:end-shape="id15" draw:end-glue-point="0" svg:d="M10500 16530v450" svg:viewBox="0 0 1 451">
          <text:p/>
        </draw:connector>
      </draw:page>
      <draw:page draw:name="page4" draw:style-name="dp1" draw:master-page-name="Обычный">
        <draw:custom-shape draw:style-name="gr8" draw:text-style-name="P2" xml:id="id16" draw:id="id16" draw:layer="layout" svg:width="6cm" svg:height="1.23cm" svg:x="7.5cm" svg:y="11.15cm">
          <text:p text:style-name="P1"><text:span text:style-name="T1">void</text:span></text:p>
          <text:p text:style-name="P1"><text:span text:style-name="T1">thir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0" xml:id="id17" draw:id="id17" draw:layer="layout" svg:width="12cm" svg:height="2cm" svg:x="4.5cm" svg:y="12.8cm">
          <draw:glue-point draw:id="10" svg:x="-2.857cm" svg:y="5cm"/>
          <text:p text:style-name="P9"><text:span text:style-name="T1"/></text:p>
          <text:p text:style-name="P9"><text:span text:style-name="T1">const vector&lt;MarkovRule&gt; MARKOV_RULES =</text:span></text:p>
          <text:p text:style-name="P9"><text:span text:style-name="T1">{ MarkovRule("*a", false, "a*"),</text:span></text:p>
          <text:p text:style-name="P9"><text:span text:style-name="T1">MarkovRule("*b", false, "b*"),</text:span></text:p>
          <text:p text:style-name="P9"><text:span text:style-name="T1">MarkovRule("*", true, "a"),</text:span></text:p>
          <text:p text:style-name="P9"><text:span text:style-name="T1">MarkovRule("", false, "*") };</text:span></text:p>
          <text:p text:style-name="P9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16" draw:start-glue-point="6" draw:end-shape="id17" draw:end-glue-point="5" svg:d="M10500 12380v420" svg:viewBox="0 0 1 421">
          <text:p/>
        </draw:connector>
        <draw:custom-shape draw:style-name="gr9" draw:text-style-name="P10" xml:id="id18" draw:id="id18" draw:layer="layout" svg:width="12cm" svg:height="2cm" svg:x="4.5cm" svg:y="15.2cm">
          <draw:glue-point draw:id="10" svg:x="-2.857cm" svg:y="5cm"/>
          <text:p text:style-name="P9"><text:span text:style-name="T1">cout &lt;&lt;</text:span></text:p>
          <text:p text:style-name="P9"><text:span text:style-name="T1">"Введите строку для третье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17" draw:start-glue-point="8" draw:end-shape="id18" draw:end-glue-point="5" svg:d="M10500 14800v400" svg:viewBox="0 0 1 401">
          <text:p/>
        </draw:connector>
        <draw:custom-shape draw:style-name="gr10" draw:text-style-name="P1" xml:id="id19" draw:id="id19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18" draw:start-glue-point="8" draw:end-shape="id19" draw:end-glue-point="0" svg:d="M10500 17200v350" svg:viewBox="0 0 1 351">
          <text:p/>
        </draw:connector>
      </draw:page>
      <draw:page draw:name="page5" draw:style-name="dp1" draw:master-page-name="Обычный">
        <draw:custom-shape draw:style-name="gr14" draw:text-style-name="P12" xml:id="id20" draw:id="id20" draw:layer="layout" svg:width="8cm" svg:height="2cm" svg:x="6.5cm" svg:y="10.73cm">
          <text:p text:style-name="P11"><text:span text:style-name="T3">void</text:span></text:p>
          <text:p text:style-name="P11"><text:span text:style-name="T3">normalMarkovAlgorithmTaskInterface</text:span></text:p>
          <text:p text:style-name="P11"><text:span text:style-name="T3">(const vector&lt;MarkovRule&gt; &amp;MARKOV_RULES)</text:span></text:p>
          <text:p text:style-name="P11"><text:span text:style-name="T3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9" xml:id="id21" draw:id="id21" draw:layer="layout" svg:width="8cm" svg:height="2cm" svg:x="6.5cm" svg:y="13.147cm">
          <text:p text:style-name="P9"><text:span text:style-name="T1">string INPUT_WORD;</text:span></text:p>
          <text:p text:style-name="P9"><text:span text:style-name="T1">getline(cin, INPUT_WORD);</text:span></text:p>
          <text:p text:style-name="P9"><text:span text:style-name="T1">cout &lt;&lt; endl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9" xml:id="id23" draw:id="id23" draw:layer="layout" svg:width="8cm" svg:height="1.6cm" svg:x="6.5cm" svg:y="17.38cm">
          <text:p text:style-name="P9"><text:span text:style-name="T1">cout &lt;&lt; endl</text:span></text:p>
          <text:p text:style-name="P9"><text:span text:style-name="T1">&lt;&lt; "Результирующая строка: "</text:span></text:p>
          <text:p text:style-name="P9"><text:span text:style-name="T1">&lt;&lt; OUTPUT_WORD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" xml:id="id22" draw:id="id22" draw:layer="layout" svg:width="13cm" svg:height="1.5cm" svg:x="4cm" svg:y="15.53cm">
          <text:p text:style-name="P1"><text:span text:style-name="T1">const string OUTPUT_WORD =</text:span></text:p>
          <text:p text:style-name="P1"><text:span text:style-name="T1">normalMarkovAlgorithm(INPUT_WORD, 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2.73cm" svg:x2="10.5cm" svg:y2="13.147cm" draw:start-shape="id20" draw:start-glue-point="6" draw:end-shape="id21" draw:end-glue-point="5" svg:d="M10500 12730v417" svg:viewBox="0 0 1 418">
          <text:p/>
        </draw:connector>
        <draw:connector draw:style-name="gr5" draw:text-style-name="P5" draw:layer="layout" svg:x1="10.5cm" svg:y1="15.147cm" svg:x2="10.5cm" svg:y2="15.53cm" draw:start-shape="id21" draw:start-glue-point="8" draw:end-shape="id22" draw:end-glue-point="0" svg:d="M10500 15147v383" svg:viewBox="0 0 1 384">
          <text:p/>
        </draw:connector>
        <draw:connector draw:style-name="gr5" draw:text-style-name="P5" draw:layer="layout" svg:x1="10.5cm" svg:y1="17.03cm" svg:x2="10.5cm" svg:y2="17.38cm" draw:start-shape="id22" draw:start-glue-point="2" draw:end-shape="id23" draw:end-glue-point="5" svg:d="M10500 17030v350" svg:viewBox="0 0 1 351">
          <text:p/>
        </draw:connector>
      </draw:page>
      <draw:page draw:name="page6" draw:style-name="dp1" draw:master-page-name="Обычный">
        <draw:custom-shape draw:style-name="gr18" draw:text-style-name="P12" xml:id="id30" draw:id="id30" draw:layer="layout" svg:width="7.457cm" svg:height="1.434cm" svg:x="6.078cm" svg:y="1.23cm">
          <text:p text:style-name="P11"><text:span text:style-name="T3">const string normalMarkovAlgorithm</text:span></text:p>
          <text:p text:style-name="P11"><text:span text:style-name="T3">(const string &amp;WORD,</text:span></text:p>
          <text:p text:style-name="P11"><text:span text:style-name="T3">const vector&lt;MarkovRule&gt; &amp;MARKOV_RUL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xml:id="id31" draw:id="id31" draw:layer="layout" svg:width="6.523cm" svg:height="1.439cm" svg:x="6.551cm" svg:y="3.037cm">
          <text:p text:style-name="P1"><text:span text:style-name="T1">string output_word = WORD;</text:span></text:p>
          <text:p text:style-name="P1"><text:span text:style-name="T1">size_t step_counter = 0;</text:span></text:p>
          <text:p text:style-name="P1"><text:span text:style-name="T1">bool is_terminal_flag = fals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4" xml:id="id25" draw:id="id25" draw:layer="layout" svg:width="4.196cm" svg:height="1.263cm" svg:x="7.709cm" svg:y="9.296cm">
          <text:p text:style-name="P13"><text:span text:style-name="T4">if (!is_terminal_flag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1" draw:text-style-name="P15" draw:layer="layout" svg:width="1.868cm" svg:height="0.721cm" svg:x="6.382cm" svg:y="9.279cm">
          <draw:text-box>
            <text:p>true</text:p>
          </draw:text-box>
        </draw:frame>
        <draw:custom-shape draw:style-name="gr22" draw:text-style-name="P16" xml:id="id24" draw:id="id24" draw:layer="layout" svg:width="10.246cm" svg:height="0.903cm" svg:x="4.686cm" svg:y="8.047cm">
          <text:p text:style-name="P13"><text:span text:style-name="T4">for</text:span></text:p>
          <text:p text:style-name="P13"><text:span text:style-name="T4">(const auto &amp;MARKOV_RULE : MARKOV_RULES)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5" draw:layer="layout" svg:x1="9.809cm" svg:y1="8.95cm" svg:x2="9.807cm" svg:y2="9.296cm" draw:start-shape="id24" draw:start-glue-point="6" draw:end-shape="id25" draw:end-glue-point="4" svg:d="M9809 8950v172h-2v174" svg:viewBox="0 0 3 347">
          <text:p/>
        </draw:connector>
        <draw:custom-shape draw:style-name="gr23" draw:text-style-name="P1" xml:id="id32" draw:id="id32" draw:layer="layout" svg:width="4.664cm" svg:height="1.455cm" svg:x="7.482cm" svg:y="5.117cm">
          <text:p text:style-name="P1"><text:span text:style-name="T1">while</text:span></text:p>
          <text:p text:style-name="P1"><text:span text:style-name="T1">(!is_terminal_flag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2" xml:id="id33" draw:id="id33" draw:layer="layout" svg:width="6.523cm" svg:height="0.885cm" svg:x="6.551cm" svg:y="6.785cm">
          <text:p text:style-name="P1"><text:span text:style-name="T1">size_t number_of_rule = 1;</text:span></text:p>
          <text:p text:style-name="P1"><text:span text:style-name="T1">bool has_replacement_occured = fals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6" xml:id="id37" draw:id="id37" draw:layer="layout" svg:width="5.144cm" svg:height="1.083cm" svg:x="10.8cm" svg:y="17.9cm">
          <text:p text:style-name="P13"><text:span text:style-name="T4">is_terminal_flag =</text:span></text:p>
          <text:p text:style-name="P13"><text:span text:style-name="T4">MARKOV_RULE.is_rule_terminal;</text:span></text:p>
          <text:p text:style-name="P13"><text:span text:style-name="T4">break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7" xml:id="id26" draw:id="id26" draw:layer="layout" svg:width="9.795cm" svg:height="0.728cm" svg:x="4.911cm" svg:y="12.735cm">
          <text:p text:style-name="P17"><text:span text:style-name="T5">has_replacement_occured =</text:span></text:p>
          <text:p text:style-name="P17"><text:span text:style-name="T5">applyMarkovRule(output_word, MARKOV_RULE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7" xml:id="id27" draw:id="id27" draw:layer="layout" svg:width="9.795cm" svg:height="1.988cm" svg:x="4.911cm" svg:y="13.881cm">
          <text:p text:style-name="P17"><text:span text:style-name="T5">cout &lt;&lt; "Строка после применения правила №"</text:span></text:p>
          <text:p text:style-name="P17"><text:span text:style-name="T5">&lt;&lt; number_of_rule &lt;&lt; ":\t"</text:span></text:p>
          <text:p text:style-name="P17"><text:span text:style-name="T5">&lt;&lt; setiosflags(ios::left) &lt;&lt; setw(20)</text:span></text:p>
          <text:p text:style-name="P17"><text:span text:style-name="T5">&lt;&lt; output_word &lt;&lt; resetiosflags(ios::left)</text:span></text:p>
          <text:p text:style-name="P17"><text:span text:style-name="T5">&lt;&lt; "\t(" &lt;&lt; step_counter &lt;&lt; " шаг)\n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8" xml:id="id28" draw:id="id28" draw:layer="layout" svg:width="5.136cm" svg:height="1.261cm" svg:x="7.241cm" svg:y="16.148cm">
          <text:p text:style-name="P17"><text:span text:style-name="T5">if (has_replacement_occured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9" xml:id="id35" draw:id="id35" draw:layer="layout" svg:width="3cm" svg:height="0.975cm" svg:x="4.75cm" svg:y="10.775cm">
          <text:p text:style-name="P19"><text:span text:style-name="T6">++step_counter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9" xml:id="id34" draw:id="id34" draw:layer="layout" svg:width="3.041cm" svg:height="1.078cm" svg:x="4.709cm" svg:y="17.9cm">
          <text:p text:style-name="P19"><text:span text:style-name="T6">++number_of_rul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svg:x1="9.808cm" svg:y1="13.463cm" svg:x2="9.809cm" svg:y2="13.881cm" draw:start-shape="id26" draw:start-glue-point="2" draw:end-shape="id27" draw:end-glue-point="5" svg:d="M9808 13463v210h1v208" svg:viewBox="0 0 2 419">
          <text:p/>
        </draw:connector>
        <draw:connector draw:style-name="gr5" draw:text-style-name="P20" draw:layer="layout" svg:x1="9.809cm" svg:y1="15.869cm" svg:x2="9.809cm" svg:y2="16.148cm" draw:start-shape="id27" draw:start-glue-point="8" draw:end-shape="id28" draw:end-glue-point="4" svg:d="M9809 15869v279" svg:viewBox="0 0 1 280">
          <text:p/>
        </draw:connector>
        <draw:custom-shape draw:style-name="gr31" draw:text-style-name="P19" xml:id="id36" draw:id="id36" draw:layer="layout" svg:width="3cm" svg:height="1cm" svg:x="11.9cm" svg:y="10.75cm">
          <text:p text:style-name="P19"><text:span text:style-name="T6">else { break; 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text-style-name="P15" draw:layer="layout" svg:width="1.865cm" svg:height="0.721cm" svg:x="12.285cm" svg:y="16.15cm">
          <draw:text-box>
            <text:p>true</text:p>
          </draw:text-box>
        </draw:frame>
        <draw:frame draw:style-name="gr21" draw:text-style-name="P15" draw:layer="layout" svg:width="1.396cm" svg:height="0.721cm" svg:x="12.004cm" svg:y="9.279cm">
          <draw:text-box>
            <text:p>false</text:p>
          </draw:text-box>
        </draw:frame>
        <draw:frame draw:style-name="gr21" draw:text-style-name="P15" draw:layer="layout" svg:width="1.4cm" svg:height="0.721cm" svg:x="6.1cm" svg:y="16.15cm">
          <draw:text-box>
            <text:p>false</text:p>
          </draw:text-box>
        </draw:frame>
        <draw:custom-shape draw:style-name="gr32" draw:text-style-name="P18" xml:id="id29" draw:id="id29" draw:layer="layout" svg:width="5.136cm" svg:height="1.262cm" svg:x="7.241cm" svg:y="21.554cm">
          <text:p text:style-name="P17"><text:span text:style-name="T5">if (has_replacement_occured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1" draw:text-style-name="P15" draw:layer="layout" svg:width="1.87cm" svg:height="0.721cm" svg:x="6cm" svg:y="21.5cm">
          <draw:text-box>
            <text:p>true</text:p>
          </draw:text-box>
        </draw:frame>
        <draw:custom-shape draw:style-name="gr33" draw:text-style-name="P19" xml:id="id38" draw:id="id38" draw:layer="layout" svg:width="3.926cm" svg:height="0.738cm" svg:x="3.074cm" svg:y="23.512cm">
          <text:p text:style-name="P19"><text:span text:style-name="T6">is_terminal_flag 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4" draw:text-style-name="P15" draw:layer="layout" svg:width="1.392cm" svg:height="0.761cm" svg:x="13cm" svg:y="21.5cm">
          <draw:text-box>
            <text:p>false</text:p>
          </draw:text-box>
        </draw:frame>
        <draw:connector draw:style-name="gr35" draw:text-style-name="P6" draw:layer="layout" draw:line-skew="3.066cm 4.998cm" svg:x1="14.932cm" svg:y1="8.498cm" svg:x2="9.809cm" svg:y2="21.554cm" draw:start-shape="id24" draw:start-glue-point="7" draw:end-shape="id29" draw:end-glue-point="4" svg:d="M14932 8498h3568v11752h-8691v1304" svg:viewBox="0 0 8692 13057">
          <text:p/>
        </draw:connector>
        <draw:connector draw:style-name="gr36" draw:text-style-name="P6" draw:layer="layout" draw:type="line" svg:x1="9.807cm" svg:y1="2.664cm" svg:x2="9.813cm" svg:y2="3.037cm" draw:start-shape="id30" draw:start-glue-point="6" draw:end-shape="id31" draw:end-glue-point="4" svg:d="M9807 2664l6 373" svg:viewBox="0 0 7 374">
          <text:p/>
        </draw:connector>
        <draw:connector draw:style-name="gr36" draw:text-style-name="P6" xml:id="id40" draw:id="id40" draw:layer="layout" draw:type="line" svg:x1="9.813cm" svg:y1="4.476cm" svg:x2="9.814cm" svg:y2="5.117cm" draw:start-shape="id31" draw:start-glue-point="6" draw:end-shape="id32" draw:end-glue-point="4" svg:d="M9813 4476l1 641" svg:viewBox="0 0 2 642">
          <text:p/>
        </draw:connector>
        <draw:connector draw:style-name="gr36" draw:text-style-name="P6" draw:layer="layout" draw:type="line" svg:x1="9.814cm" svg:y1="6.572cm" svg:x2="9.813cm" svg:y2="6.785cm" draw:start-shape="id32" draw:start-glue-point="6" draw:end-shape="id33" draw:end-glue-point="4" svg:d="M9814 6572l-1 213" svg:viewBox="0 0 2 214">
          <text:p/>
        </draw:connector>
        <draw:connector draw:style-name="gr36" draw:text-style-name="P6" draw:layer="layout" draw:type="line" svg:x1="9.813cm" svg:y1="7.67cm" svg:x2="9.809cm" svg:y2="8.047cm" draw:start-shape="id33" draw:start-glue-point="6" draw:end-shape="id24" draw:end-glue-point="4" svg:d="M9813 7670l-4 377" svg:viewBox="0 0 5 378">
          <text:p/>
        </draw:connector>
        <draw:custom-shape draw:style-name="gr37" draw:text-style-name="P1" xml:id="id41" draw:id="id41" draw:layer="layout" svg:width="2.77cm" svg:height="1.074cm" svg:x="8.55cm" svg:y="27.426cm">
          <text:p text:style-name="P1"><text:span text:style-name="T1">return</text:span></text:p>
          <text:p text:style-name="P1"><text:span text:style-name="T1">output_word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8" draw:text-style-name="P6" draw:layer="layout" draw:line-skew="0.748cm -1.685cm" svg:x1="6.23cm" svg:y1="18.978cm" svg:x2="4.686cm" svg:y2="8.498cm" draw:start-shape="id34" draw:start-glue-point="6" draw:end-shape="id24" draw:end-glue-point="5" svg:d="M6230 18978v1250h-3730v-11730h2186" svg:viewBox="0 0 3731 11731">
          <text:p/>
        </draw:connector>
        <draw:connector draw:style-name="gr39" draw:text-style-name="P6" draw:layer="layout" svg:x1="7.709cm" svg:y1="9.928cm" svg:x2="6.25cm" svg:y2="10.775cm" draw:start-shape="id25" draw:start-glue-point="5" draw:end-shape="id35" draw:end-glue-point="4" svg:d="M7709 9928h-1459v847" svg:viewBox="0 0 1460 848">
          <text:p/>
        </draw:connector>
        <draw:connector draw:style-name="gr40" draw:text-style-name="P6" draw:layer="layout" svg:x1="11.905cm" svg:y1="9.928cm" svg:x2="13.4cm" svg:y2="10.75cm" draw:start-shape="id25" draw:start-glue-point="7" draw:end-shape="id36" draw:end-glue-point="4" svg:d="M11905 9928h1495v822" svg:viewBox="0 0 1496 823">
          <text:p/>
        </draw:connector>
        <draw:connector draw:style-name="gr41" draw:text-style-name="P6" draw:layer="layout" draw:type="line" svg:x1="14.9cm" svg:y1="11.25cm" svg:x2="18.498cm" svg:y2="11.247cm" draw:start-shape="id36" draw:start-glue-point="7" svg:d="M14900 11250l3598-3" svg:viewBox="0 0 3599 4">
          <text:p/>
        </draw:connector>
        <draw:connector draw:style-name="gr42" draw:text-style-name="P6" draw:layer="layout" draw:line-skew="0.008cm" svg:x1="6.25cm" svg:y1="11.75cm" svg:x2="9.808cm" svg:y2="12.735cm" draw:start-shape="id35" draw:start-glue-point="6" draw:end-shape="id26" draw:end-glue-point="0" svg:d="M6250 11750v500h3558v485" svg:viewBox="0 0 3559 986">
          <text:p/>
        </draw:connector>
        <draw:connector draw:style-name="gr43" draw:text-style-name="P6" draw:layer="layout" svg:x1="7.241cm" svg:y1="16.778cm" svg:x2="6.23cm" svg:y2="17.9cm" draw:start-shape="id28" draw:end-shape="id34" draw:end-glue-point="4" svg:d="M7241 16778h-1011v1122" svg:viewBox="0 0 1012 1123">
          <text:p/>
        </draw:connector>
        <draw:connector draw:style-name="gr44" draw:text-style-name="P6" draw:layer="layout" svg:x1="12.377cm" svg:y1="16.778cm" svg:x2="13.372cm" svg:y2="17.9cm" draw:start-shape="id28" draw:end-shape="id37" draw:end-glue-point="4" svg:d="M12377 16778h995v1122" svg:viewBox="0 0 996 1123">
          <text:p/>
        </draw:connector>
        <draw:connector draw:style-name="gr45" draw:text-style-name="P6" draw:layer="layout" draw:type="line" svg:x1="15.944cm" svg:y1="18.442cm" svg:x2="18.5cm" svg:y2="18.441cm" draw:start-shape="id37" draw:start-glue-point="7" svg:d="M15944 18442l2556-1" svg:viewBox="0 0 2557 2">
          <text:p/>
        </draw:connector>
        <draw:connector draw:style-name="gr46" draw:text-style-name="P6" draw:layer="layout" svg:x1="7.241cm" svg:y1="22.185cm" svg:x2="5.037cm" svg:y2="23.512cm" draw:start-shape="id29" draw:start-glue-point="5" draw:end-shape="id38" draw:end-glue-point="4" svg:d="M7241 22185h-2204v1327" svg:viewBox="0 0 2205 1328">
          <text:p/>
        </draw:connector>
        <draw:connector draw:style-name="gr5" draw:text-style-name="P5" draw:layer="layout" draw:line-skew="0.624cm" svg:x1="5.037cm" svg:y1="24.25cm" svg:x2="9.937cm" svg:y2="25.5cm" draw:start-shape="id38" draw:start-glue-point="6" draw:end-shape="id39" draw:end-glue-point="2" svg:d="M5037 24250v1250h4900" svg:viewBox="0 0 4901 1251">
          <text:p/>
        </draw:connector>
        <draw:connector draw:style-name="gr36" draw:text-style-name="P6" xml:id="id39" draw:id="id39" draw:layer="layout" draw:type="line" svg:x1="9.937cm" svg:y1="25.5cm" svg:x2="9.939cm" svg:y2="26.503cm" svg:d="M9937 25500l2 1003" svg:viewBox="0 0 3 1004">
          <text:p/>
        </draw:connector>
        <draw:connector draw:style-name="gr47" draw:text-style-name="P6" draw:layer="layout" draw:line-skew="-8.94cm" svg:x1="9.939cm" svg:y1="26.503cm" svg:x2="9.813cm" svg:y2="4.796cm" draw:start-shape="id39" draw:start-glue-point="3" draw:end-shape="id40" draw:end-glue-point="0" svg:d="M9939 26503h-8439v-21707h8313" svg:viewBox="0 0 8440 21708">
          <text:p/>
        </draw:connector>
        <draw:connector draw:style-name="gr5" draw:text-style-name="P5" draw:layer="layout" draw:line-skew="1.871cm 1.341cm" svg:x1="12.377cm" svg:y1="22.185cm" svg:x2="9.937cm" svg:y2="25.5cm" draw:start-shape="id29" draw:start-glue-point="7" draw:end-shape="id39" draw:end-glue-point="2" svg:d="M12377 22185h2373v3315h-4813" svg:viewBox="0 0 4814 3316">
          <text:p/>
        </draw:connector>
        <draw:connector draw:style-name="gr48" draw:text-style-name="P6" draw:layer="layout" draw:line-skew="6.852cm 9.839cm" svg:x1="12.146cm" svg:y1="5.844cm" svg:x2="9.935cm" svg:y2="27.426cm" draw:start-shape="id32" draw:start-glue-point="7" draw:end-shape="id41" draw:end-glue-point="4" svg:d="M12146 5844h7354v20994h-9565v588" svg:viewBox="0 0 9566 21583">
          <text:p/>
        </draw:connector>
      </draw:page>
      <draw:page draw:name="page7" draw:style-name="dp1" draw:master-page-name="Обычный">
        <draw:custom-shape draw:style-name="gr49" draw:text-style-name="P12" xml:id="id46" draw:id="id46" draw:layer="layout" svg:width="7cm" svg:height="2cm" svg:x="6.651cm" svg:y="8.2cm">
          <text:p text:style-name="P11"><text:span text:style-name="T3">bool applyMarkovRule</text:span></text:p>
          <text:p text:style-name="P11"><text:span text:style-name="T3">(string &amp;word,</text:span></text:p>
          <text:p text:style-name="P11"><text:span text:style-name="T3">const MarkovRule &amp;MARKOV_RU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0" draw:text-style-name="P9" xml:id="id47" draw:id="id47" draw:layer="layout" svg:width="8cm" svg:height="1.75cm" svg:x="6.13cm" svg:y="10.594cm">
          <text:p text:style-name="P9">unsigned int position =</text:p>
          <text:p text:style-name="P9">word.find(MARKOV_RULE.left_side_rule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2" xml:id="id42" draw:id="id42" draw:layer="layout" svg:width="5.5cm" svg:height="1.75cm" svg:x="7.401cm" svg:y="12.75cm">
          <text:p text:style-name="P11"><text:span text:style-name="T3">if (position != string::npo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2" draw:text-style-name="P15" draw:layer="layout" svg:width="2cm" svg:height="0.75cm" svg:x="5.75cm" svg:y="13cm">
          <draw:text-box>
            <text:p>true</text:p>
          </draw:text-box>
        </draw:frame>
        <draw:custom-shape draw:style-name="gr53" draw:text-style-name="P19" xml:id="id44" draw:id="id44" draw:layer="layout" svg:width="6.501cm" svg:height="1.75cm" svg:x="2cm" svg:y="15.5cm">
          <text:p text:style-name="P19"><text:span text:style-name="T6">word.replace(position,</text:span></text:p>
          <text:p text:style-name="P19"><text:span text:style-name="T6">MARKOV_RULE.left_side_rule.length(),</text:span></text:p>
          <text:p text:style-name="P19"><text:span text:style-name="T6">MARKOV_RULE.right_side_rul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9" xml:id="id45" draw:id="id45" draw:layer="layout" svg:width="3.5cm" svg:height="1.25cm" svg:x="3.5cm" svg:y="17.75cm">
          <text:p text:style-name="P9">return tru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4" draw:text-style-name="P9" xml:id="id43" draw:id="id43" draw:layer="layout" svg:width="3.5cm" svg:height="1.25cm" svg:x="13.25cm" svg:y="15.5cm">
          <text:p text:style-name="P9">return false;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55" draw:text-style-name="P6" draw:layer="layout" svg:x1="12.901cm" svg:y1="13.625cm" svg:x2="15cm" svg:y2="15.5cm" draw:start-shape="id42" draw:start-glue-point="7" draw:end-shape="id43" draw:end-glue-point="4" svg:d="M12901 13625h2099v1875" svg:viewBox="0 0 2100 1876">
          <text:p/>
        </draw:connector>
        <draw:connector draw:style-name="gr36" draw:text-style-name="P6" draw:layer="layout" draw:type="line" svg:x1="5.251cm" svg:y1="17.25cm" svg:x2="5.25cm" svg:y2="17.75cm" draw:start-shape="id44" draw:start-glue-point="6" draw:end-shape="id45" draw:end-glue-point="4" svg:d="M5251 17250l-1 500" svg:viewBox="0 0 2 501">
          <text:p/>
        </draw:connector>
        <draw:frame draw:style-name="gr52" draw:text-style-name="P15" draw:layer="layout" svg:width="2cm" svg:height="0.75cm" svg:x="13.401cm" svg:y="13cm">
          <draw:text-box>
            <text:p>false</text:p>
          </draw:text-box>
        </draw:frame>
        <draw:connector draw:style-name="gr36" draw:text-style-name="P6" draw:layer="layout" draw:type="line" svg:x1="10.151cm" svg:y1="10.2cm" svg:x2="10.13cm" svg:y2="10.594cm" draw:start-shape="id46" draw:start-glue-point="6" draw:end-shape="id47" draw:end-glue-point="4" svg:d="M10151 10200l-21 394" svg:viewBox="0 0 22 395">
          <text:p/>
        </draw:connector>
        <draw:connector draw:style-name="gr36" draw:text-style-name="P6" draw:layer="layout" draw:type="line" svg:x1="10.13cm" svg:y1="12.344cm" svg:x2="10.151cm" svg:y2="12.75cm" draw:start-shape="id47" draw:start-glue-point="6" draw:end-shape="id42" draw:end-glue-point="4" svg:d="M10130 12344l21 406" svg:viewBox="0 0 22 407">
          <text:p/>
        </draw:connector>
        <draw:connector draw:style-name="gr56" draw:text-style-name="P6" draw:layer="layout" svg:x1="7.401cm" svg:y1="13.625cm" svg:x2="5.251cm" svg:y2="15.5cm" draw:start-shape="id42" draw:start-glue-point="5" draw:end-shape="id44" draw:end-glue-point="4" svg:d="M7401 13625h-2150v1875" svg:viewBox="0 0 2151 187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7" draw:display-name="Стили стрелок 37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1-01T22:21:27.676000000</dc:date>
    <meta:editing-duration>PT1H9M27S</meta:editing-duration>
    <meta:editing-cycles>12</meta:editing-cycles>
    <meta:generator>LibreOffice/7.1.5.2$Windows_X86_64 LibreOffice_project/85f04e9f809797b8199d13c421bd8a2b025d52b5</meta:generator>
    <meta:document-statistic meta:object-count="96"/>
  </office:meta>
</office:document-meta>
</file>